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list-style-name="LFO1" style:family="paragraph">
      <style:paragraph-properties fo:break-before="page" fo:margin-top="0.0694in" fo:margin-bottom="0.0694in" fo:line-height="100%"/>
    </style:style>
    <style:style style:name="T2"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fo:background-color="#FFFFFF" style:language-asian="en" style:country-asian="GB"/>
    </style:style>
    <style:style style:name="P3" style:parent-style-name="Normal" style:family="paragraph">
      <style:paragraph-properties fo:margin-bottom="0in" fo:line-height="100%"/>
    </style:style>
    <style:style style:name="T4"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5" style:parent-style-name="Normal" style:family="paragraph">
      <style:paragraph-properties fo:margin-bottom="0in" fo:line-height="100%"/>
    </style:style>
    <style:style style:name="T6" style:parent-style-name="DefaultParagraphFont" style:family="text">
      <style:text-properties style:font-name="Arial" style:font-name-asian="Times New Roman" style:font-name-complex="Arial" fo:font-size="12pt" style:font-size-asian="12pt" style:font-size-complex="12pt" style:language-asian="en" style:country-asian="GB"/>
    </style:style>
    <style:style style:name="T7"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8" style:parent-style-name="Normal" style:family="paragraph">
      <style:paragraph-properties fo:margin-bottom="0in" fo:line-height="100%"/>
    </style:style>
    <style:style style:name="T9"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10"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11" style:parent-style-name="Normal" style:family="paragraph">
      <style:paragraph-properties fo:margin-bottom="0in" fo:line-height="100%"/>
    </style:style>
    <style:style style:name="T12"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13"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14" style:parent-style-name="Normal" style:family="paragraph">
      <style:paragraph-properties fo:margin-bottom="0in" fo:line-height="100%"/>
    </style:style>
    <style:style style:name="T15"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16"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17" style:parent-style-name="Normal" style:family="paragraph">
      <style:paragraph-properties fo:margin-bottom="0in" fo:line-height="100%"/>
    </style:style>
    <style:style style:name="T18"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19"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20" style:parent-style-name="Normal" style:family="paragraph">
      <style:paragraph-properties fo:margin-bottom="0in" fo:line-height="100%"/>
    </style:style>
    <style:style style:name="T21"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22"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2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24" style:parent-style-name="Normal" style:family="paragraph">
      <style:paragraph-properties fo:margin-bottom="0in" fo:line-height="100%"/>
    </style:style>
    <style:style style:name="T25"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26" style:parent-style-name="Normal" style:family="paragraph">
      <style:paragraph-properties fo:margin-bottom="0in" fo:line-height="100%"/>
    </style:style>
    <style:style style:name="T27"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28"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31"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32" style:parent-style-name="Normal" style:family="paragraph">
      <style:paragraph-properties fo:margin-bottom="0in" fo:line-height="100%"/>
    </style:style>
    <style:style style:name="T33"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34"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35"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36"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37"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38"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39" style:parent-style-name="Normal" style:family="paragraph">
      <style:paragraph-properties fo:margin-bottom="0in" fo:line-height="100%"/>
    </style:style>
    <style:style style:name="T40"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41"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42"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43"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44"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P45" style:parent-style-name="Normal" style:family="paragraph">
      <style:paragraph-properties fo:margin-bottom="0in" fo:line-height="100%"/>
    </style:style>
    <style:style style:name="T46"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T47"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48"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49"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50"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51"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52" style:parent-style-name="Normal" style:family="paragraph">
      <style:paragraph-properties fo:margin-bottom="0in" fo:line-height="100%"/>
    </style:style>
    <style:style style:name="T53"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54"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55"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56" style:parent-style-name="Normal" style:family="paragraph">
      <style:paragraph-properties fo:margin-bottom="0in" fo:line-height="100%"/>
    </style:style>
    <style:style style:name="T57"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58"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61" style:parent-style-name="Normal" style:family="paragraph">
      <style:paragraph-properties fo:margin-bottom="0in" fo:line-height="100%"/>
    </style:style>
    <style:style style:name="T62"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63"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T64"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65" style:parent-style-name="Normal" style:family="paragraph">
      <style:paragraph-properties fo:margin-bottom="0in" fo:line-height="100%"/>
    </style:style>
    <style:style style:name="T66"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67" style:parent-style-name="Normal" style:family="paragraph">
      <style:paragraph-properties fo:margin-bottom="0in" fo:line-height="100%"/>
    </style:style>
    <style:style style:name="T68"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69" style:parent-style-name="Normal" style:family="paragraph">
      <style:paragraph-properties fo:margin-bottom="0in" fo:line-height="100%"/>
    </style:style>
    <style:style style:name="T70"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71" style:parent-style-name="Normal" style:family="paragraph">
      <style:paragraph-properties fo:margin-bottom="0in" fo:line-height="100%"/>
    </style:style>
    <style:style style:name="T72"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P73" style:parent-style-name="Normal" style:family="paragraph">
      <style:paragraph-properties fo:margin-bottom="0in" fo:line-height="100%"/>
    </style:style>
    <style:style style:name="T74"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75" style:parent-style-name="Normal" style:family="paragraph">
      <style:paragraph-properties fo:margin-bottom="0in" fo:line-height="100%"/>
    </style:style>
    <style:style style:name="T76"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77" style:parent-style-name="DefaultParagraphFont" style:family="text">
      <style:text-properties style:font-name="Times New Roman" style:font-name-asian="Times New Roman" style:font-name-complex="Times New Roman" fo:color="#282828" fo:font-size="12pt" style:font-size-asian="12pt" style:font-size-complex="12pt" style:language-asian="en" style:country-asian="GB"/>
    </style:style>
    <style:style style:name="P78" style:parent-style-name="Normal" style:family="paragraph">
      <style:paragraph-properties fo:margin-bottom="0in" fo:line-height="100%"/>
    </style:style>
    <style:style style:name="T79" style:parent-style-name="DefaultParagraphFont" style:family="text">
      <style:text-properties style:font-name="inherit" style:font-name-asian="Times New Roman" style:font-name-complex="Times New Roman" fo:color="#282828" fo:font-size="12pt" style:font-size-asian="12pt" style:font-size-complex="12pt" style:language-asian="en" style:country-asian="GB"/>
    </style:style>
    <style:style style:name="T80"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81" style:parent-style-name="Normal" style:family="paragraph">
      <style:paragraph-properties fo:margin-bottom="0in" fo:line-height="100%"/>
    </style:style>
    <style:style style:name="T82" style:parent-style-name="DefaultParagraphFont" style:family="text">
      <style:text-properties style:font-name="Arial" style:font-name-asian="Times New Roman" style:font-name-complex="Arial" fo:font-weight="bold" style:font-weight-asian="bold" style:font-weight-complex="bold" fo:color="#282828" fo:font-size="12pt" style:font-size-asian="12pt" style:font-size-complex="12pt" style:language-asian="en" style:country-asian="GB"/>
    </style:style>
    <style:style style:name="P83" style:parent-style-name="Normal" style:family="paragraph">
      <style:paragraph-properties fo:margin-bottom="0in" fo:line-height="100%"/>
    </style:style>
    <style:style style:name="T84"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86"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87" style:parent-style-name="Normal" style:family="paragraph">
      <style:paragraph-properties fo:margin-bottom="0in" fo:line-height="100%"/>
    </style:style>
    <style:style style:name="T8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89" style:parent-style-name="Normal" style:family="paragraph">
      <style:paragraph-properties fo:margin-bottom="0in" fo:line-height="100%"/>
    </style:style>
    <style:style style:name="T90"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91" style:parent-style-name="Normal" style:family="paragraph">
      <style:paragraph-properties fo:margin-bottom="0in" fo:line-height="100%"/>
    </style:style>
    <style:style style:name="T9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93" style:parent-style-name="Normal" style:family="paragraph">
      <style:paragraph-properties fo:margin-bottom="0in" fo:line-height="100%"/>
    </style:style>
    <style:style style:name="T94"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9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9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97" style:parent-style-name="Normal" style:family="paragraph">
      <style:paragraph-properties fo:margin-bottom="0in" fo:line-height="100%"/>
    </style:style>
    <style:style style:name="T9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99" style:parent-style-name="Normal" style:family="paragraph">
      <style:paragraph-properties fo:margin-bottom="0in" fo:line-height="100%"/>
    </style:style>
    <style:style style:name="T100"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2"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10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0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07" style:parent-style-name="Normal" style:family="paragraph">
      <style:paragraph-properties fo:margin-bottom="0in" fo:line-height="100%"/>
    </style:style>
    <style:style style:name="T108"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09"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110" style:parent-style-name="Normal" style:family="paragraph">
      <style:paragraph-properties fo:margin-bottom="0in" fo:line-height="100%"/>
    </style:style>
    <style:style style:name="T111"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1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13" style:parent-style-name="Normal" style:family="paragraph">
      <style:paragraph-properties fo:margin-bottom="0in" fo:line-height="100%"/>
    </style:style>
    <style:style style:name="T114"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16"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18"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0"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2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2"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2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24"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125" style:parent-style-name="Normal" style:family="paragraph">
      <style:paragraph-properties fo:margin-bottom="0in" fo:line-height="100%"/>
    </style:style>
    <style:style style:name="T126"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27"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2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3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31" style:parent-style-name="Normal" style:family="paragraph">
      <style:paragraph-properties fo:margin-bottom="0in" fo:line-height="100%"/>
    </style:style>
    <style:style style:name="T132"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33" style:parent-style-name="Normal" style:family="paragraph">
      <style:paragraph-properties fo:margin-bottom="0in" fo:line-height="100%"/>
    </style:style>
    <style:style style:name="T134"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36"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137" style:parent-style-name="Normal" style:family="paragraph">
      <style:paragraph-properties fo:margin-bottom="0in" fo:line-height="100%"/>
    </style:style>
    <style:style style:name="T13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P139" style:parent-style-name="Normal" style:family="paragraph">
      <style:paragraph-properties fo:margin-bottom="0in" fo:line-height="100%"/>
    </style:style>
    <style:style style:name="T140"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T142"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T143" style:parent-style-name="DefaultParagraphFont" style:family="text">
      <style:text-properties style:font-name="Times New Roman" style:font-name-asian="Times New Roman" style:font-name-complex="Times New Roman" fo:font-size="12pt" style:font-size-asian="12pt" style:font-size-complex="12pt" style:language-asian="en" style:country-asian="GB"/>
    </style:style>
    <style:style style:name="P1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4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4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47" style:parent-style-name="Normal" style:family="paragraph">
      <style:paragraph-properties fo:margin-bottom="0in" fo:line-height="100%"/>
    </style:style>
    <style:style style:name="T148" style:parent-style-name="DefaultParagraphFont" style:family="text">
      <style:text-properties style:font-name="Arial" style:font-name-asian="Times New Roman" style:font-name-complex="Arial" fo:font-weight="bold" style:font-weight-asian="bold" style:font-weight-complex="bold" fo:font-size="12pt" style:font-size-asian="12pt" style:font-size-complex="12pt" style:language-asian="en" style:country-asian="GB"/>
    </style:style>
    <style:style style:name="T149" style:parent-style-name="DefaultParagraphFont" style:family="text">
      <style:text-properties style:font-name="inherit" style:font-name-asian="Times New Roman" style:font-name-complex="Times New Roman" fo:font-size="12pt" style:font-size-asian="12pt" style:font-size-complex="12pt" style:language-asian="en" style:country-asian="GB"/>
    </style:style>
    <style:style style:name="P15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style:style>
    <style:style style:name="P151" style:parent-style-name="Normal" style:family="paragraph">
      <style:paragraph-properties fo:margin-bottom="0in" fo:line-height="100%"/>
      <style:text-properties style:font-name="Times New Roman" style:font-name-asian="Times New Roman" style:font-name-complex="Times New Roman" fo:color="#000000" fo:font-size="13.5pt" style:font-size-asian="13.5pt" style:font-size-complex="13.5pt" style:language-asian="en" style:country-asian="GB"/>
    </style:style>
  </office:automatic-styles>
  <office:body>
    <office:text text:use-soft-page-breaks="true">
      <text:list text:style-name="LFO1" text:continue-numbering="true">
        <text:list-item>
          <text:p text:style-name="P1"><text:span text:style-name="T2">Should internet access be free from government control?</text:span></text:p>
        </text:list-item>
      </text:list>
      <text:p text:style-name="P3"><text:span text:style-name="T4">The internet is a telecommunications network that uses telephone lines,cables,satellites and wireless connections to connect computers and other devices to the world wide web.all modern computers can connect to the internet, as can many mobile phones and some televisions,video game consoles and other devices.</text:span></text:p>
      <text:p text:style-name="P5"><text:span text:style-name="T6"><text:line-break/></text:span><text:span text:style-name="T7">Advantages of the internet:</text:span></text:p>
      <text:p text:style-name="P8"><text:span text:style-name="T9">Communication:</text:span><text:span text:style-name="T10"> the main advantages of internet is the faster communication than any other devices.it is an instant process.communication in the form of video calls,emails etc.is possible using internet.thus,there is no specific region that can be accessed.it is accessible all over the world.</text:span></text:p>
      <text:p text:style-name="P11"><text:span text:style-name="T12">Information: </text:span><text:span text:style-name="T13">the internet is the source of knowledge.all kinds of information is present in it.it is easily accessed and can be searched more to get more additional knowledge. </text:span></text:p>
      <text:p text:style-name="P14"><text:span text:style-name="T15">Entertainment: </text:span><text:span text:style-name="T16">the internet is now the most popular form of entertainment movies, songs,videos games etc.is available in internet for free.social networking is also possible using internet.</text:span></text:p>
      <text:p text:style-name="P17"><text:span text:style-name="T18">Social network:</text:span><text:span text:style-name="T19"> the social network is the sharing of information to people across the world.apart from being an entertainment website,it has many uses.any jobs vacancy,emergency news,ideas etc.can be shared in the website and the information gets passed on quickly to wide area</text:span></text:p>
      <text:p text:style-name="P20"><text:span text:style-name="T21">E-Commerce: </text:span><text:span text:style-name="T22">all business deals can be carried in the internet like transaction of money etc.this is called e-commerce.online reservations,online ticket booking for movie etc.can be done easily.it saves us lots of time</text:span></text:p>
      <text:p text:style-name="P23"/>
      <text:p text:style-name="P24"><text:span text:style-name="T25">Disadvantages of the internet:</text:span></text:p>
      <text:p text:style-name="P26"><text:span text:style-name="T27">Information loss: </text:span><text:span text:style-name="T28">the information crucial to us or any important files can be easily taken by the hackers.there is no exact for the security for the details we store like account number,passwords etc.hence,sensitive information must be carefully stored by the people.</text:span></text:p>
      <text:p text:style-name="P29"><text:span text:style-name="T30">Spam: </text:span><text:span text:style-name="T31">the unnecessary emails,advertisements etc.sometimes are said to be spam because they have the ability to slow down the system and makes the user to face lots of problems.spam makes the people get more confused since important emails are also stored along with spam.</text:span></text:p>
      <text:p text:style-name="P32"><text:span text:style-name="T33">Virus attacks: </text:span><text:span text:style-name="T34">the malware or virus threats are so deadly that affects the system to a greater extend.it </text:span><text:span text:style-name="T35">immediately</text:span><text:span text:style-name="T36"> </text:span><text:span text:style-name="T37">deletes</text:span><text:span text:style-name="T38"> all important files and finally the system ends up being crushed.the virus attack is possible in three ways.one it attacks selected files.two,it harms the executable boot files.</text:span></text:p>
      <text:p text:style-name="P39"><text:span text:style-name="T40">Virtual world: </text:span><text:span text:style-name="T41">the people using internet often will forget the </text:span><text:span text:style-name="T42">difference</text:span><text:span text:style-name="T43"> between virtual and real world.this causes the people to get depressed quickly and it leads to social isolation and obesity problems.the obesity is due to the lack of any physical </text:span><text:span text:style-name="T44">exercise.so its better to play outdoor rather in the internet.</text:span></text:p>
      <text:p text:style-name="P45"><text:span text:style-name="T46">Regulation of internet: </text:span><text:span text:style-name="T47">content regulation of the has recently come to the fore of </text:span><text:span text:style-name="T48">publish</text:span><text:span text:style-name="T49"> debate as an issue that both governments and net users are concerned about a recent survey by </text:span><text:span text:style-name="T50">Georgia</text:span><text:span text:style-name="T51"> tech showed that censorship i the number one concern of net users.</text:span></text:p>
      <text:p text:style-name="P52"><text:span text:style-name="T53">net users appear puzzled by governments intention to regulate the internet.often users say that the net is a powerful medium that will be stifled by regulation.however,the power of the internet is </text:span><text:span text:style-name="T54">precisely</text:span><text:span text:style-name="T55"> the reason that governments want to regulate it.</text:span></text:p>
      <text:p text:style-name="P56"><text:span text:style-name="T57"><text:line-break/></text:span><text:span text:style-name="T58">Advantages of internet censorship:</text:span></text:p>
      <text:p text:style-name="P59"><text:span text:style-name="T60">It limits criminal activity</text:span></text:p>
      <text:p text:style-name="P61"><text:span text:style-name="T62">recruitment for terrorist groups,hacking into personal bank accounts,phishing,identity theft,and online scams are just some of the illegal </text:span><text:span text:style-name="T63">activities that happen on the web.internet censorship can help prevent </text:span><text:span text:style-name="T64">these illegal activities because it can ban malicious content and keep close watch on suspicious activity.</text:span></text:p>
      <text:p text:style-name="P65"><text:span text:style-name="T66">it helps protect children</text:span></text:p>
      <text:p text:style-name="P67"><text:span text:style-name="T68">kids use the internet everyday and parents cannot know what sort of content they are accessing 24-7. by censoring the web,children will be freer to surf the internet.</text:span></text:p>
      <text:p text:style-name="P69"><text:span text:style-name="T70">It strengthens online security</text:span></text:p>
      <text:p text:style-name="P71"><text:span text:style-name="T72">internet censorship can block harmful sites and allow only reliable and secure websites to be accessed.this means you can be safer when you share sensitive information online.</text:span></text:p>
      <text:p text:style-name="P73"><text:span text:style-name="T74">It sets standards for what should not be published</text:span></text:p>
      <text:p text:style-name="P75"><text:span text:style-name="T76">even professional members of the media believe that there should be a limit to what should and should not be published,especially if the material may be harmful or offensive. censoring the web can prevent content containing </text:span><text:span text:style-name="T77">racist,discriminating,hateful and violent messages from being spread online.</text:span></text:p>
      <text:p text:style-name="P78"><text:span text:style-name="T79"><text:line-break/></text:span><text:span text:style-name="T80">Disadvantages of internet censorship:</text:span></text:p>
      <text:p text:style-name="P81"><text:span text:style-name="T82">it limits access to important information</text:span></text:p>
      <text:p text:style-name="P83"><text:span text:style-name="T84">with so many websites existing, it will be impossible to categorize each one as "harmful" or "safe" or such.this means that there could be sites that are actually helpful that can be banned too.it can also promote ignorance about important events and </text:span><text:span text:style-name="T85">developments</text:span><text:span text:style-name="T86"> in the world.</text:span></text:p>
      <text:p text:style-name="P87"><text:span text:style-name="T88">it is challenging to enforce</text:span></text:p>
      <text:p text:style-name="P89"><text:span text:style-name="T90">do security agencies and governments have enough funds and the workforce to implement internet censorship on such a wide scale? some countries do not even have enough resource to assist their citizens with other important needs.</text:span></text:p>
      <text:p text:style-name="P91"><text:span text:style-name="T92">it allows the control of information for ones benefit</text:span></text:p>
      <text:p text:style-name="P93"><text:span text:style-name="T94">there will always be people who will take advantage of the power they have.for instance,if a government official knows he can control all content on the internet, he knows that he can engage in illegal activities without fear that incriminating evidence could be posted online.</text:span></text:p>
      <text:p text:style-name="P95"/>
      <text:p text:style-name="P96"/>
      <text:p text:style-name="P97"><text:span text:style-name="T98">How can governments regulate it? </text:span></text:p>
      <text:p text:style-name="P99"><text:span text:style-name="T100">there are ways to regulate the internet that some successful countries are following,all the </text:span><text:span text:style-name="T101">governments</text:span><text:span text:style-name="T102"> can take some points from these policies and make their own setup for internet regulation without destroying the benefits of internet.</text:span></text:p>
      <text:p text:style-name="P103"/>
      <text:p text:style-name="P104"><text:span text:style-name="T105">Germany</text:span></text:p>
      <text:p text:style-name="P106">Germany's NetzDG law came into effect at the beginning of 2018,applying to companies with more than two million registered users in the country.they were forced to set up procedures to review complaints about content they are hosting and remove anything that is clearly illegal within 24 hours.</text:p>
      <text:p text:style-name="P107"><text:span text:style-name="T108">individuals maybe fined up to</text:span><text:span text:style-name="T109"> €5m ($5.6m; £4.4m) and companies up to €50m for failing to comply with these requirements.</text:span></text:p>
      <text:p text:style-name="P110"><text:span text:style-name="T111"><text:line-break/></text:span><text:span text:style-name="T112">European union</text:span></text:p>
      <text:p text:style-name="P113"><text:span text:style-name="T114">the </text:span><text:span text:style-name="T115">EU</text:span><text:span text:style-name="T116"> is considering a clampdown,specifically on terror videos.social media platforms would face fines if they did not </text:span><text:span text:style-name="T117">delete</text:span><text:span text:style-name="T118"> extremist content </text:span><text:span text:style-name="T119">within</text:span><text:span text:style-name="T120"> an hour.the </text:span><text:span text:style-name="T121">EU</text:span><text:span text:style-name="T122"> also introduced the general data protection regulation (GDPR) which set rules on how companies,including social media platforms,store and use peoples data.but it is another proposed directive that has worried internet </text:span><text:span text:style-name="T123">companies</text:span><text:span text:style-name="T124">.</text:span></text:p>
      <text:p text:style-name="P125"><text:span text:style-name="T126"><text:line-break/></text:span><text:span text:style-name="T127">Australia</text:span></text:p>
      <text:p text:style-name="P128">Australia passed the sharing of abhorrent violent material act on 5 April,introducing criminal penalties for social media companies, possible jail sentence for tech executives for up to three years and financial penalties worth up to 10% of a company's global turnover.it followed the live streaming of the new Zealand shootings on Facebook.</text:p>
      <text:p text:style-name="P129">in 2015,the enhancing online safety act created an esafety commissioner with the power to demand that social media companies take down harassing or abusive posts.</text:p>
      <text:p text:style-name="P130"/>
      <text:p text:style-name="P131"><text:span text:style-name="T132">Russia</text:span></text:p>
      <text:p text:style-name="P133"><text:span text:style-name="T134">under </text:span><text:span text:style-name="T135">Russia's</text:span><text:span text:style-name="T136"> data laws from 2015,social media companies are required to store any data about Russians on servers within the country. Russia is also considering two laws similar to Germany's example,requiring platforms to take down offensive material within 24 hours of being alerted to it and imposing fines on companies that fail to do so.</text:span></text:p>
      <text:p text:style-name="P137"><text:span text:style-name="T138">China</text:span></text:p>
      <text:p text:style-name="P139"><text:span text:style-name="T140">sites such as twitter,google and </text:span><text:span text:style-name="T141">whats app</text:span><text:span text:style-name="T142"> are blocked in china.their service are provided instead by </text:span><text:span text:style-name="T143">Chinese applications such as weibo, baidu and we chat. Chinese authorities have also had some success in restricting access to the virtual private networks that some users have employed to bypass the blocks on sites.the cyberspace administration of china announced at the end of January that in the previous six months it had closed 733 websites and "cleaned up" 9,382 mobile apps, although those are more likely to be illegal gambling apps or copies of existing apps being used for illegal purposes than social media.china has hundreds of thousands of cyber-police,who monitor social media platforms and screen messages that are deemed to be politically sensitive.</text:span></text:p>
      <text:p text:style-name="P144"/>
      <text:p text:style-name="P145">to conclude,we can say that internet ban is important for the protection of the people because as the use of internet is getting more spread, the dangers increase.so, it is a beneficial initiative but it has a lot of  disadvantages too.if a government manages to decrease the disadvantages of regulation of the internet, it will be excellent.the governments should have a regulated control over what is getting removed from the internet and it cloud be reviewed after a period.</text:p>
      <text:p text:style-name="P146"/>
      <text:p text:style-name="P147"><text:span text:style-name="T148"><text:line-break/></text:span><text:span text:style-name="T149"><text:line-break/></text:span></text:p>
      <text:p text:style-name="P150"/>
      <text:p text:style-name="P15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0-27T17:05:00Z</meta:creation-date>
    <dc:date>2019-10-27T18:07:00Z</dc:date>
    <meta:template xlink:href="Normal" xlink:type="simple"/>
    <meta:editing-cycles>2</meta:editing-cycles>
    <meta:editing-duration>PT3720S</meta:editing-duration>
    <meta:document-statistic meta:page-count="1" meta:paragraph-count="54" meta:word-count="1322" meta:character-count="8528" meta:row-count="136" meta:non-whitespace-character-count="7260"/>
  </office:meta>
</office:document-meta>
</file>